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0796ef" officeooo:paragraph-rsid="000796ef" style:font-size-asian="14pt" style:font-size-complex="14pt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Subtitle">
      <style:text-properties fo:font-size="14pt" officeooo:rsid="000796ef" officeooo:paragraph-rsid="000796ef" style:font-size-asian="14pt" style:font-size-complex="14pt"/>
    </style:style>
    <style:style style:name="P5" style:family="paragraph" style:parent-style-name="Quotations">
      <style:paragraph-properties fo:margin-left="0cm" fo:margin-right="1cm" fo:text-indent="0cm" style:auto-text-indent="false"/>
      <style:text-properties fo:font-size="11pt" officeooo:paragraph-rsid="00085913" style:font-size-asian="11pt" style:font-size-complex="11pt"/>
    </style:style>
    <style:style style:name="P6" style:family="paragraph" style:parent-style-name="Quotations">
      <style:paragraph-properties fo:margin-left="0cm" fo:margin-right="1cm" fo:text-indent="0cm" style:auto-text-indent="false"/>
      <style:text-properties style:font-name="Times New Roman" fo:font-size="11pt" officeooo:paragraph-rsid="00085913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officeooo:rsid="00085913"/>
    </style:style>
    <style:style style:name="T3" style:family="text">
      <style:text-properties fo:color="#000000" style:font-name="Times New Roman" fo:font-size="12pt" style:font-size-asian="12pt"/>
    </style:style>
    <style:style style:name="T4" style:family="text">
      <style:text-properties fo:color="#000000" style:font-name="Times New Roman" fo:font-size="12pt" officeooo:rsid="00085913" style:font-size-asian="12pt"/>
    </style:style>
    <style:style style:name="T5" style:family="text">
      <style:text-properties fo:color="#000000" style:font-name="Times New Roman" fo:font-size="16pt" fo:font-weight="bold" style:font-size-asian="16pt" style:font-weight-asian="bold"/>
    </style:style>
    <style:style style:name="T6" style:family="text">
      <style:text-properties fo:color="#000000" style:font-name="Times New Roman" fo:font-size="16pt" fo:font-weight="bold" officeooo:rsid="00085913" style:font-size-asian="16pt" style:font-weight-asian="bold"/>
    </style:style>
    <style:style style:name="T7" style:family="text">
      <style:text-properties fo:color="#000000" style:font-name="Times New Roman" fo:font-size="11pt" style:font-size-asian="11pt"/>
    </style:style>
    <style:style style:name="T8" style:family="text">
      <style:text-properties fo:color="#000000" style:font-name="Times New Roman" fo:font-size="11pt" style:font-size-asian="11pt" style:font-size-complex="11pt"/>
    </style:style>
    <style:style style:name="T9" style:family="text">
      <style:text-properties fo:color="#000000" style:font-name="Times New Roman" fo:font-size="11pt" fo:font-weight="bold" officeooo:rsid="00085913" style:font-size-asian="11pt" style:font-weight-asian="bold" style:font-size-complex="11pt"/>
    </style:style>
    <style:style style:name="T10" style:family="text">
      <style:text-properties fo:color="#000000" style:font-name="Times New Roman" fo:font-weight="bold" officeooo:rsid="00085913" style:font-weight-asian="bold"/>
    </style:style>
    <style:style style:name="T11" style:family="text">
      <style:text-properties fo:color="#000000" style:font-name="Times New Roman"/>
    </style:style>
    <style:style style:name="T12" style:family="text">
      <style:text-properties fo:color="#000000" fo:font-weight="bold" officeooo:rsid="00085913" style:font-weight-asian="bold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6pt" fo:font-weight="bold" style:font-size-asian="16pt" style:font-weight-asian="bold"/>
    </style:style>
    <style:style style:name="T15" style:family="text">
      <style:text-properties style:font-name="Times New Roman" fo:font-size="11pt" style:font-size-asian="11pt"/>
    </style:style>
    <style:style style:name="T16" style:family="text">
      <style:text-properties style:font-name="Times New Roman" fo:font-weight="bold" style:font-weight-asian="bold"/>
    </style:style>
    <style:style style:name="T17" style:family="text">
      <style:text-properties officeooo:rsid="00085913" style:font-size-complex="11pt"/>
    </style:style>
    <style:style style:name="T18" style:family="text">
      <style:text-properties fo:font-size="11pt" officeooo:rsid="00085913" style:font-size-asian="11pt" style:font-size-complex="11pt"/>
    </style:style>
    <style:style style:name="T19" style:family="text">
      <style:text-properties fo:font-weight="bold" style:font-weight-asian="bold"/>
    </style:style>
    <style:style style:name="T20" style:family="text">
      <style:text-properties style:font-name="Times New Roman"/>
    </style:style>
    <style:style style:name="T21" style:family="text">
      <style:text-properties officeooo:rsid="000a0a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3" text:outline-level="1">Tecnologias Voltadas para a Inclusão de Surdos no Campo da Ciência da Computação</text:h>
      <text:p text:style-name="P4">Rafael Francisco Ferreira<text:span text:style-name="T1">1</text:span></text:p>
      <text:p text:style-name="P4">Universidade Estadual do Paraná – Campus Apucarana<text:span text:style-name="T1">1</text:span></text:p>
      <text:p text:style-name="P1"><text:span text:style-name="T1"/></text:p>
      <text:p text:style-name="Text_20_body"><text:tab/><text:span text:style-name="T13">Existem diversos aplicativos de tradução para a Língua Brasileira de Sinais (Libras), em sua maioria com apenas uma tradução simples e literal, sem explicação de cada conceito. Para quem não sabe Libras, uma simples tradução de um termo qualquer sem entender seu contexto pode gerar confusão e até mesmo um equívoco com relação ao conceito envolvido. Além de já existirem problemas com palavras ambíguas na Língua Portuguesa, a característica contextual de algumas palavras se torna um fator agravante.</text:span></text:p>
      <text:p text:style-name="P2"><text:tab/>Na área da informática, a maioria dos termos tem origem da Língua Inglesa e seus conceitos não condizem com a tradução literal da palavra para a Língua Portuguesa e/ou siglas relacionadas. Com isso, tradutores de libras para surdos podem enfrentar problemas em sua interpretação. Atualmente existem diversas ferramentas disponíveis para o ensino de Libras, porém poucas ferramenta específica para o ensino de informática.</text:p>
      <text:p text:style-name="P2"><text:tab/>Pensando em ajudar na inclusão e na aprendizagem dos surdos nas áreas da Ciência da Computação, trabalhos atuais estão se dedicando a criar dicionários de termos voltados para o contexto da informática, visando <text:span text:style-name="T2">auxiliar alunos</text:span> e profissionais da área no ensino e aprendizagem.</text:p>
      <text:p text:style-name="P2"><text:tab/>Atualmente, aplicativos como VLibras, ProDeaf e HandTalk se destacam neste campo. Porém, a maioria não leva em consideração o contexto dos termos. A tradução literal do termo "Bug", por exemplo, é inseto, enquanto no contexto da computação é utilizada com significado de erros de software. A palavra "mouse" também causa confusão, ao ser literalmente traduzida para "rato", enquanto no contexto da computação deveria ser traduzida como periférico de computador.</text:p>
      <text:p text:style-name="P2"><text:tab/>Alguns aplicativos, como o VLibras, ainda não conseguem traduzir alguns termos de informática, apenas soletrando o termo quando ocorre. Isto somado ao fato de não levar em consideração o contexto, acaba causando confusão aos usuários.</text:p>
      <text:p text:style-name="P2"><text:tab/>Além destes problemas, todos os aplicativos citados utilizam animações 3D para simular os sinais. Para surdos, os sinais são muitas vezes mais facilmente compreendidos com a adição de expressões faciais e corporais, que são ausentes nas animações 3D fornecidas.</text:p>
      <text:p text:style-name="P2"><text:tab/>Pensando em ajudar a resolver o problema, Cruz et al. [1] propuseram um aplicativo voltado à tradução de termos no contexto da computação, chamado LibrasTI, que faz a tradução para Libras por meio de vídeos gravados por <text:span text:style-name="T2">profissionais</text:span> exemplificando os termos, visando garantir a presença de expressões corporais e faciais.</text:p>
      <text:p text:style-name="P2"><text:tab/>O LibrasTI existe apenas para o sistema operacional Android, é gratuito e oferece uma interface de simples acesso. Com cerca de 3 cliques, o usuário consegue acessar a tradução de um termo. A tela inicial contém a opção de acessar as categorias de termos e saber mais sobre o aplicativo. Na tela de categorias, exitem quatro: Softwares, Hardwares, Funcionalidades e Outros. <text:soft-page-break/>Ao acessar uma das categorias, uma lista de termos é carregada. Quando um termo é selecionado, um vídeo representando o sinal em Libras é mostrado.</text:p>
      <text:p text:style-name="P2"><text:tab/>Outra abordagem é feita por Lima e Araújo [2], onde é proposta uma plataforma Web chamada DINF, que também oferece um dicionário de termos voltados à computação. O funcionamento é parecido ao do LibrasTI, porém neste caso só existe a plataforma Web. O projeto ainda está em desenvolvimento e até o momento conta com 287 termos, escolhidos e gravados por profissionais das áreas.</text:p>
      <text:p text:style-name="P2"><text:tab/>A presença de ferramentas voltadas para o ensino e aprendizagem das áreas da Ciência da Computação por surdos ainda é pequena, porém, como visto, algumas ferramentas estão em desenvolvimento atualmente visando ajudar a resolver este problema e auxiliar na inclusão dos surdos nas áreas da computação.</text:p>
      <text:p text:style-name="P6"><text:span text:style-name="T21">[1] Cruz, S. M. S. et al.. </text:span><text:span text:style-name="T19">Uma Ferramenta Para Auxiliar o Ensino da Tecnologia da Informação Para Surdos</text:span><text:span text:style-name="T12">.</text:span> VI Congresso Brasileiro de Informática na Educação (CBIE 2017) <text:span text:style-name="T12">.</text:span></text:p>
      <text:p text:style-name="P5"><text:span text:style-name="T21">[2] Lima, G. D. O. e Araujo, R. D.. </text:span><text:span text:style-name="T10">DINF: Uma Plataforma Online para Termos da Área de <text:s text:c="7"/>Informática em Libras. </text:span><text:span text:style-name="T11">VII Congresso Brasileiro de Informática na Educação (CBIE 2018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4:05:00</meta:creation-date>
    <dc:date>2018-11-29T10:56:23.959000000</dc:date>
    <meta:editing-duration>PT9M16S</meta:editing-duration>
    <meta:editing-cycles>3</meta:editing-cycles>
    <meta:generator>LibreOffice/6.1.2.1$Windows_X86_64 LibreOffice_project/65905a128db06ba48db947242809d14d3f9a93fe</meta:generator>
    <dc:title>Instruções aos Autores de Contribuições para o SIBGRAPI</dc:title>
    <meta:initial-creator>Sociedade Brasileira de Computação</meta:initial-creator>
    <meta:document-statistic meta:table-count="0" meta:image-count="0" meta:object-count="0" meta:page-count="2" meta:paragraph-count="15" meta:word-count="653" meta:character-count="4194" meta:non-whitespace-character-count="3538"/>
  </office:meta>
</office:document-meta>
</file>